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C0000007D0D0B7BA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ff00" fo:font-size="20pt" style:font-size-asian="20pt" style:font-size-complex="20pt"/>
    </style:style>
    <style:style style:name="P3" style:family="paragraph">
      <style:text-properties fo:color="#ffff00" fo:font-size="20pt" fo:font-weight="normal" style:font-size-asian="20pt" style:font-size-complex="20pt"/>
    </style:style>
    <style:style style:name="T1" style:family="text">
      <style:text-properties fo:color="#ffff00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4.397cm" svg:height="33.299cm" svg:x="-0.203cm" svg:y="-1.117cm">
          <draw:image xlink:href="Pictures/1000000000000BC0000007D0D0B7BAB4.jpg" xlink:type="simple" xlink:show="embed" xlink:actuate="onLoad">
            <text:p/>
          </draw:image>
        </draw:frame>
        <draw:frame draw:style-name="gr2" draw:text-style-name="P3" draw:layer="layout" svg:width="27.477cm" svg:height="1.072cm" draw:transform="rotate (-1.57079632679579) translate (45.954cm 2.165cm)">
          <draw:text-box>
            <text:p text:style-name="P2"><text:span text:style-name="T1">Think Stats: Probability and Statistics for Programmers <text:s text:c="7"/>Allen B. Down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.26cm" fo:page-height="31.75cm" style:print-orientation="landscape"/>
    </style:page-layout>
    <style:style style:name="Mdp1" style:family="drawing-page">
      <style:drawing-page-properties draw:background-size="border" draw:fill="solid" draw:fill-color="#0099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07-31T15:29:44</meta:creation-date>
    <dc:creator>Allen Downey</dc:creator>
    <dc:date>2010-04-21T16:14:17</dc:date>
    <meta:printed-by>Allen Downey</meta:printed-by>
    <meta:print-date>2008-01-03T10:38:08</meta:print-date>
    <dc:language>en-US</dc:language>
    <meta:editing-cycles>20</meta:editing-cycles>
    <meta:editing-duration>PT44H21M51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